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  <style:text-properties style:text-underline-style="none"/>
    </style:style>
    <style:style style:name="P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2in" fo:margin-right="0in" fo:text-indent="-0.25in" style:auto-text-indent="false"/>
    </style:style>
    <style:style style:name="P6" style:family="paragraph" style:parent-style-name="Standard" style:list-style-name="WWNum1">
      <style:paragraph-properties fo:margin-left="2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undry VTT - Community Wiki Outline</text:p>
      <text:p text:style-name="Standard"/>
      <text:list xml:id="list2687695847" text:style-name="WWNum1">
        <text:list-item>
          <text:p text:style-name="P1">What is Foundry VTT</text:p>
        </text:list-item>
        <text:list-item>
          <text:p text:style-name="P1">FAQs</text:p>
        </text:list-item>
        <text:list-item>
          <text:p text:style-name="P1">Official Resources</text:p>
          <text:list>
            <text:list-item>
              <text:p text:style-name="P2">Foundry VTT website</text:p>
            </text:list-item>
            <text:list-item>
              <text:p text:style-name="P2">Patreon</text:p>
            </text:list-item>
            <text:list-item>
              <text:p text:style-name="P2">Discord</text:p>
            </text:list-item>
            <text:list-item>
              <text:p text:style-name="P2">Gitlab</text:p>
            </text:list-item>
          </text:list>
        </text:list-item>
        <text:list-item>
          <text:p text:style-name="P1">About this wiki</text:p>
        </text:list-item>
        <text:list-item>
          <text:p text:style-name="P1">Getting Started</text:p>
          <text:list>
            <text:list-item>
              <text:p text:style-name="P2">Downloading Foundry VTT</text:p>
            </text:list-item>
            <text:list-item>
              <text:p text:style-name="P2">Self-hosted peer to peer</text:p>
              <text:list>
                <text:list-item>
                  <text:p text:style-name="P4">Windows</text:p>
                  <text:list>
                    <text:list-item>
                      <text:p text:style-name="P5">Guide 1</text:p>
                    </text:list-item>
                    <text:list-item>
                      <text:p text:style-name="P5">Guide 2</text:p>
                    </text:list-item>
                  </text:list>
                </text:list-item>
                <text:list-item>
                  <text:p text:style-name="P4">Linux</text:p>
                  <text:list>
                    <text:list-item>
                      <text:p text:style-name="P5">Ubuntu</text:p>
                      <text:list>
                        <text:list-item>
                          <text:p text:style-name="P6">Guide 1</text:p>
                        </text:list-item>
                        <text:list-item>
                          <text:p text:style-name="P6">Guide 2</text:p>
                        </text:list-item>
                      </text:list>
                    </text:list-item>
                    <text:list-item>
                      <text:p text:style-name="P5">Debian</text:p>
                    </text:list-item>
                    <text:list-item>
                      <text:p text:style-name="P5">Etc</text:p>
                    </text:list-item>
                  </text:list>
                </text:list-item>
              </text:list>
            </text:list-item>
            <text:list-item>
              <text:p text:style-name="P2">Dedicated host - local</text:p>
              <text:list>
                <text:list-item>
                  <text:p text:style-name="P4">Windows</text:p>
                </text:list-item>
                <text:list-item>
                  <text:p text:style-name="P4">Linux</text:p>
                </text:list-item>
              </text:list>
            </text:list-item>
            <text:list-item>
              <text:p text:style-name="P2"><text:soft-page-break/>Dedicated host - cloud</text:p>
              <text:list>
                <text:list-item>
                  <text:p text:style-name="P4">AWS</text:p>
                  <text:list>
                    <text:list-item>
                      <text:p text:style-name="P5">Lightsail</text:p>
                    </text:list-item>
                    <text:list-item>
                      <text:p text:style-name="P5">EC2</text:p>
                    </text:list-item>
                  </text:list>
                </text:list-item>
                <text:list-item>
                  <text:p text:style-name="P4">DO</text:p>
                </text:list-item>
              </text:list>
            </text:list-item>
            <text:list-item>
              <text:p text:style-name="P2">Connecting</text:p>
            </text:list-item>
            <text:list-item>
              <text:p text:style-name="P2">Setting up Worlds</text:p>
            </text:list-item>
            <text:list-item>
              <text:p text:style-name="P2">Setting up Players</text:p>
            </text:list-item>
          </text:list>
        </text:list-item>
        <text:list-item>
          <text:p text:style-name="P1">The Virtual Tabletop</text:p>
          <text:list>
            <text:list-item>
              <text:p text:style-name="P2">Command Palette</text:p>
              <text:list>
                <text:list-item>
                  <text:p text:style-name="P4">Actor</text:p>
                  <text:list>
                    <text:list-item>
                      <text:p text:style-name="P5">Select</text:p>
                    </text:list-item>
                    <text:list-item>
                      <text:p text:style-name="P5">Measure</text:p>
                    </text:list-item>
                  </text:list>
                </text:list-item>
                <text:list-item>
                  <text:p text:style-name="P4">Templates</text:p>
                  <text:list>
                    <text:list-item>
                      <text:p text:style-name="P5">Line</text:p>
                    </text:list-item>
                    <text:list-item>
                      <text:p text:style-name="P5">Cone</text:p>
                    </text:list-item>
                    <text:list-item>
                      <text:p text:style-name="P5">Circle</text:p>
                    </text:list-item>
                    <text:list-item>
                      <text:p text:style-name="P5">Square</text:p>
                    </text:list-item>
                  </text:list>
                </text:list-item>
                <text:list-item>
                  <text:p text:style-name="P4">Tiles</text:p>
                </text:list-item>
                <text:list-item>
                  <text:p text:style-name="P4">Walls</text:p>
                  <text:list>
                    <text:list-item>
                      <text:p text:style-name="P5">Standard</text:p>
                    </text:list-item>
                    <text:list-item>
                      <text:p text:style-name="P5">Terrain</text:p>
                    </text:list-item>
                    <text:list-item>
                      <text:p text:style-name="P5">Invisible</text:p>
                    </text:list-item>
                    <text:list-item>
                      <text:p text:style-name="P5">Ethereal</text:p>
                    </text:list-item>
                    <text:list-item>
                      <text:p text:style-name="P5">Doors</text:p>
                    </text:list-item>
                    <text:list-item>
                      <text:p text:style-name="P5">Secret Doors</text:p>
                    </text:list-item>
                  </text:list>
                </text:list-item>
                <text:list-item>
                  <text:p text:style-name="P4"><text:soft-page-break/>Pins</text:p>
                </text:list-item>
                <text:list-item>
                  <text:p text:style-name="P4">Sounds</text:p>
                </text:list-item>
              </text:list>
            </text:list-item>
            <text:list-item>
              <text:p text:style-name="P2">Sidebar</text:p>
              <text:list>
                <text:list-item>
                  <text:p text:style-name="P4">Chat</text:p>
                </text:list-item>
                <text:list-item>
                  <text:p text:style-name="P4">Combat Tracker</text:p>
                </text:list-item>
                <text:list-item>
                  <text:p text:style-name="P4">Actors</text:p>
                </text:list-item>
                <text:list-item>
                  <text:p text:style-name="P4">Journal</text:p>
                </text:list-item>
                <text:list-item>
                  <text:p text:style-name="P4">Playlists</text:p>
                </text:list-item>
                <text:list-item>
                  <text:p text:style-name="P4">Compendia</text:p>
                </text:list-item>
              </text:list>
            </text:list-item>
          </text:list>
        </text:list-item>
        <text:list-item>
          <text:p text:style-name="P1">Game Systems</text:p>
          <text:list>
            <text:list-item>
              <text:p text:style-name="P2">D&amp;D 5e</text:p>
            </text:list-item>
            <text:list-item>
              <text:p text:style-name="P2">Pathfinder</text:p>
            </text:list-item>
          </text:list>
        </text:list-item>
        <text:list-item>
          <text:p text:style-name="P1">Entities</text:p>
          <text:list>
            <text:list-item>
              <text:p text:style-name="P2">Actor</text:p>
            </text:list-item>
            <text:list-item>
              <text:p text:style-name="P2">Combat</text:p>
            </text:list-item>
            <text:list-item>
              <text:p text:style-name="P3"/>
            </text:list-item>
          </text:list>
        </text:list-item>
        <text:list-item>
          <text:p text:style-name="P1">API</text:p>
          <text:list>
            <text:list-item>
              <text:p text:style-name="P2">API Basics</text:p>
            </text:list-item>
            <text:list-item>
              <text:p text:style-name="P2">API Snippets</text:p>
            </text:list-item>
          </text:list>
        </text:list-item>
        <text:list-item>
          <text:p text:style-name="P1">Modules</text:p>
          <text:list>
            <text:list-item>
              <text:p text:style-name="P2">Community Module Library</text:p>
            </text:list-item>
            <text:list-item>
              <text:p text:style-name="P2">Module Resources</text:p>
            </text:list-item>
          </text:list>
        </text:list-item>
      </text:list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3" meta:word-count="187" meta:character-count="765" meta:non-whitespace-character-count="718"/>
    <meta:generator>LibreOfficeDev/6.0.5.2$Linux_X86_64 LibreOffice_project/</meta:generator>
  </office:meta>
</office:document-meta>
</file>